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4.1445"/>
          <table:table-cell office:value-type="float" office:value="21.953"/>
          <table:table-cell office:value-type="float" office:value="19.73"/>
          <table:table-cell office:value-type="float" office:value="0.0"/>
          <table:table-cell office:value-type="float" office:value="0.0"/>
          <table:table-cell office:value-type="float" office:value="186.0"/>
          <table:table-cell office:value-type="float" office:value="56110.0"/>
          <table:table-cell office:value-type="float" office:value="700.0"/>
          <table:table-cell office:value-type="float" office:value="329858.0"/>
          <table:table-cell office:value-type="float" office:value="1297570.0"/>
          <table:table-cell office:value-type="float" office:value="246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9927"/>
          <table:table-cell office:value-type="float" office:value="7.092"/>
          <table:table-cell office:value-type="float" office:value="4.91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6215.0"/>
          <table:table-cell office:value-type="float" office:value="700.0"/>
          <table:table-cell office:value-type="float" office:value="329858.0"/>
          <table:table-cell office:value-type="float" office:value="1297570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4753"/>
          <table:table-cell office:value-type="float" office:value="2.638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3.0"/>
          <table:table-cell office:value-type="float" office:value="700.0"/>
          <table:table-cell office:value-type="float" office:value="329158.0"/>
          <table:table-cell office:value-type="float" office:value="1295430.0"/>
          <table:table-cell office:value-type="float" office:value="2477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1.9368"/>
          <table:table-cell office:value-type="float" office:value="9.843"/>
          <table:table-cell office:value-type="float" office:value="7.52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6473.0"/>
          <table:table-cell office:value-type="float" office:value="700.0"/>
          <table:table-cell office:value-type="float" office:value="329858.0"/>
          <table:table-cell office:value-type="float" office:value="1297571.0"/>
          <table:table-cell office:value-type="float" office:value="246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3766"/>
          <table:table-cell office:value-type="float" office:value="14.348"/>
          <table:table-cell office:value-type="float" office:value="12.2"/>
          <table:table-cell office:value-type="float" office:value="1.0"/>
          <table:table-cell office:value-type="float" office:value="0.0"/>
          <table:table-cell office:value-type="float" office:value="56.0"/>
          <table:table-cell office:value-type="float" office:value="14420.0"/>
          <table:table-cell office:value-type="float" office:value="700.0"/>
          <table:table-cell office:value-type="float" office:value="329858.0"/>
          <table:table-cell office:value-type="float" office:value="1297571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82429"/>
          <table:table-cell office:value-type="float" office:value="2.47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700.0"/>
          <table:table-cell office:value-type="float" office:value="329158.0"/>
          <table:table-cell office:value-type="float" office:value="1295431.0"/>
          <table:table-cell office:value-type="float" office:value="2477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2.2048"/>
          <table:table-cell office:value-type="float" office:value="10.15"/>
          <table:table-cell office:value-type="float" office:value="7.87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923.0"/>
          <table:table-cell office:value-type="float" office:value="700.0"/>
          <table:table-cell office:value-type="float" office:value="329858.0"/>
          <table:table-cell office:value-type="float" office:value="1297570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3628"/>
          <table:table-cell office:value-type="float" office:value="12.964"/>
          <table:table-cell office:value-type="float" office:value="10.59"/>
          <table:table-cell office:value-type="float" office:value="1.0"/>
          <table:table-cell office:value-type="float" office:value="0.0"/>
          <table:table-cell office:value-type="float" office:value="68.0"/>
          <table:table-cell office:value-type="float" office:value="19695.0"/>
          <table:table-cell office:value-type="float" office:value="700.0"/>
          <table:table-cell office:value-type="float" office:value="329858.0"/>
          <table:table-cell office:value-type="float" office:value="1297570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4284"/>
          <table:table-cell office:value-type="float" office:value="2.786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427.0"/>
          <table:table-cell office:value-type="float" office:value="700.0"/>
          <table:table-cell office:value-type="float" office:value="329158.0"/>
          <table:table-cell office:value-type="float" office:value="1295430.0"/>
          <table:table-cell office:value-type="float" office:value="2477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6.4475"/>
          <table:table-cell office:value-type="float" office:value="14.432"/>
          <table:table-cell office:value-type="float" office:value="12.21"/>
          <table:table-cell office:value-type="float" office:value="0.0"/>
          <table:table-cell office:value-type="float" office:value="0.0"/>
          <table:table-cell office:value-type="float" office:value="114.0"/>
          <table:table-cell office:value-type="float" office:value="29576.0"/>
          <table:table-cell office:value-type="float" office:value="700.0"/>
          <table:table-cell office:value-type="float" office:value="329858.0"/>
          <table:table-cell office:value-type="float" office:value="1297570.0"/>
          <table:table-cell office:value-type="float" office:value="246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2.637"/>
          <table:table-cell office:value-type="float" office:value="110.467"/>
          <table:table-cell office:value-type="float" office:value="108.03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275996.0"/>
          <table:table-cell office:value-type="float" office:value="700.0"/>
          <table:table-cell office:value-type="float" office:value="329858.0"/>
          <table:table-cell office:value-type="float" office:value="1297570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35877"/>
          <table:table-cell office:value-type="float" office:value="1.91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2.0"/>
          <table:table-cell office:value-type="float" office:value="700.0"/>
          <table:table-cell office:value-type="float" office:value="329158.0"/>
          <table:table-cell office:value-type="float" office:value="1295430.0"/>
          <table:table-cell office:value-type="float" office:value="2477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474.81"/>
          <table:table-cell office:value-type="float" office:value="472.762"/>
          <table:table-cell office:value-type="float" office:value="470.45"/>
          <table:table-cell office:value-type="float" office:value="0.0"/>
          <table:table-cell office:value-type="float" office:value="0.0"/>
          <table:table-cell office:value-type="float" office:value="2046.0"/>
          <table:table-cell office:value-type="float" office:value="1015996.0"/>
          <table:table-cell office:value-type="float" office:value="700.0"/>
          <table:table-cell office:value-type="float" office:value="329858.0"/>
          <table:table-cell office:value-type="float" office:value="1297571.0"/>
          <table:table-cell office:value-type="float" office:value="2632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2372"/>
          <table:table-cell office:value-type="float" office:value="17.768"/>
          <table:table-cell office:value-type="float" office:value="15.47"/>
          <table:table-cell office:value-type="float" office:value="1.0"/>
          <table:table-cell office:value-type="float" office:value="0.0"/>
          <table:table-cell office:value-type="float" office:value="77.0"/>
          <table:table-cell office:value-type="float" office:value="21439.0"/>
          <table:table-cell office:value-type="float" office:value="700.0"/>
          <table:table-cell office:value-type="float" office:value="329858.0"/>
          <table:table-cell office:value-type="float" office:value="1297571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8529"/>
          <table:table-cell office:value-type="float" office:value="7.277"/>
          <table:table-cell office:value-type="float" office:value="4.91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9053.0"/>
          <table:table-cell office:value-type="float" office:value="700.0"/>
          <table:table-cell office:value-type="float" office:value="329158.0"/>
          <table:table-cell office:value-type="float" office:value="1295431.0"/>
          <table:table-cell office:value-type="float" office:value="2477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6.4239"/>
          <table:table-cell office:value-type="float" office:value="14.335"/>
          <table:table-cell office:value-type="float" office:value="11.8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24924.0"/>
          <table:table-cell office:value-type="float" office:value="700.0"/>
          <table:table-cell office:value-type="float" office:value="382940.0"/>
          <table:table-cell office:value-type="float" office:value="1505540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5391"/>
          <table:table-cell office:value-type="float" office:value="15.24"/>
          <table:table-cell office:value-type="float" office:value="12.72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700.0"/>
          <table:table-cell office:value-type="float" office:value="700.0"/>
          <table:table-cell office:value-type="float" office:value="382940.0"/>
          <table:table-cell office:value-type="float" office:value="1505540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3341"/>
          <table:table-cell office:value-type="float" office:value="2.979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3.0"/>
          <table:table-cell office:value-type="float" office:value="700.0"/>
          <table:table-cell office:value-type="float" office:value="382240.0"/>
          <table:table-cell office:value-type="float" office:value="1503400.0"/>
          <table:table-cell office:value-type="float" office:value="2735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47.9921"/>
          <table:table-cell office:value-type="float" office:value="45.941"/>
          <table:table-cell office:value-type="float" office:value="43.51"/>
          <table:table-cell office:value-type="float" office:value="0.0"/>
          <table:table-cell office:value-type="float" office:value="0.0"/>
          <table:table-cell office:value-type="float" office:value="320.0"/>
          <table:table-cell office:value-type="float" office:value="109209.0"/>
          <table:table-cell office:value-type="float" office:value="700.0"/>
          <table:table-cell office:value-type="float" office:value="382940.0"/>
          <table:table-cell office:value-type="float" office:value="1505540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913"/>
          <table:table-cell office:value-type="float" office:value="22.675"/>
          <table:table-cell office:value-type="float" office:value="20.17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34725.0"/>
          <table:table-cell office:value-type="float" office:value="700.0"/>
          <table:table-cell office:value-type="float" office:value="382940.0"/>
          <table:table-cell office:value-type="float" office:value="1505540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983"/>
          <table:table-cell office:value-type="float" office:value="2.817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0.0"/>
          <table:table-cell office:value-type="float" office:value="700.0"/>
          <table:table-cell office:value-type="float" office:value="382240.0"/>
          <table:table-cell office:value-type="float" office:value="1503400.0"/>
          <table:table-cell office:value-type="float" office:value="2735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1.6438"/>
          <table:table-cell office:value-type="float" office:value="29.614"/>
          <table:table-cell office:value-type="float" office:value="26.89"/>
          <table:table-cell office:value-type="float" office:value="0.0"/>
          <table:table-cell office:value-type="float" office:value="0.0"/>
          <table:table-cell office:value-type="float" office:value="170.0"/>
          <table:table-cell office:value-type="float" office:value="49533.0"/>
          <table:table-cell office:value-type="float" office:value="700.0"/>
          <table:table-cell office:value-type="float" office:value="382940.0"/>
          <table:table-cell office:value-type="float" office:value="1505541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4721"/>
          <table:table-cell office:value-type="float" office:value="12.236"/>
          <table:table-cell office:value-type="float" office:value="9.59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7068.0"/>
          <table:table-cell office:value-type="float" office:value="700.0"/>
          <table:table-cell office:value-type="float" office:value="382940.0"/>
          <table:table-cell office:value-type="float" office:value="1505541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32948"/>
          <table:table-cell office:value-type="float" office:value="3.066"/>
          <table:table-cell office:value-type="float" office:value="0.4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700.0"/>
          <table:table-cell office:value-type="float" office:value="382240.0"/>
          <table:table-cell office:value-type="float" office:value="1503401.0"/>
          <table:table-cell office:value-type="float" office:value="2735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59.995"/>
          <table:table-cell office:value-type="float" office:value="457.896"/>
          <table:table-cell office:value-type="float" office:value="455.42"/>
          <table:table-cell office:value-type="float" office:value="0.0"/>
          <table:table-cell office:value-type="float" office:value="0.0"/>
          <table:table-cell office:value-type="float" office:value="2045.0"/>
          <table:table-cell office:value-type="float" office:value="890369.0"/>
          <table:table-cell office:value-type="float" office:value="700.0"/>
          <table:table-cell office:value-type="float" office:value="382940.0"/>
          <table:table-cell office:value-type="float" office:value="1505542.0"/>
          <table:table-cell office:value-type="float" office:value="2861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.1724"/>
          <table:table-cell office:value-type="float" office:value="48.819"/>
          <table:table-cell office:value-type="float" office:value="46.28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23361.0"/>
          <table:table-cell office:value-type="float" office:value="700.0"/>
          <table:table-cell office:value-type="float" office:value="382940.0"/>
          <table:table-cell office:value-type="float" office:value="1505542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2413"/>
          <table:table-cell office:value-type="float" office:value="3.084"/>
          <table:table-cell office:value-type="float" office:value="0.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2.0"/>
          <table:table-cell office:value-type="float" office:value="700.0"/>
          <table:table-cell office:value-type="float" office:value="382240.0"/>
          <table:table-cell office:value-type="float" office:value="1503402.0"/>
          <table:table-cell office:value-type="float" office:value="2724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48.7397"/>
          <table:table-cell office:value-type="float" office:value="46.759"/>
          <table:table-cell office:value-type="float" office:value="44.08"/>
          <table:table-cell office:value-type="float" office:value="0.0"/>
          <table:table-cell office:value-type="float" office:value="0.0"/>
          <table:table-cell office:value-type="float" office:value="317.0"/>
          <table:table-cell office:value-type="float" office:value="111642.0"/>
          <table:table-cell office:value-type="float" office:value="700.0"/>
          <table:table-cell office:value-type="float" office:value="382940.0"/>
          <table:table-cell office:value-type="float" office:value="1505542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908"/>
          <table:table-cell office:value-type="float" office:value="27.792"/>
          <table:table-cell office:value-type="float" office:value="25.22"/>
          <table:table-cell office:value-type="float" office:value="0.0"/>
          <table:table-cell office:value-type="float" office:value="0.0"/>
          <table:table-cell office:value-type="float" office:value="238.0"/>
          <table:table-cell office:value-type="float" office:value="65438.0"/>
          <table:table-cell office:value-type="float" office:value="700.0"/>
          <table:table-cell office:value-type="float" office:value="382940.0"/>
          <table:table-cell office:value-type="float" office:value="1505542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64688"/>
          <table:table-cell office:value-type="float" office:value="3.359"/>
          <table:table-cell office:value-type="float" office:value="0.79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36.0"/>
          <table:table-cell office:value-type="float" office:value="700.0"/>
          <table:table-cell office:value-type="float" office:value="382240.0"/>
          <table:table-cell office:value-type="float" office:value="1503402.0"/>
          <table:table-cell office:value-type="float" office:value="2724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7.2188"/>
          <table:table-cell office:value-type="float" office:value="15.318"/>
          <table:table-cell office:value-type="float" office:value="14.62"/>
          <table:table-cell office:value-type="float" office:value="0.0"/>
          <table:table-cell office:value-type="float" office:value="0.0"/>
          <table:table-cell office:value-type="float" office:value="177.0"/>
          <table:table-cell office:value-type="float" office:value="53688.0"/>
          <table:table-cell office:value-type="float" office:value="350.0"/>
          <table:table-cell office:value-type="float" office:value="106680.0"/>
          <table:table-cell office:value-type="float" office:value="413117.0"/>
          <table:table-cell office:value-type="float" office:value="136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5.906"/>
          <table:table-cell office:value-type="float" office:value="213.541"/>
          <table:table-cell office:value-type="float" office:value="212.86"/>
          <table:table-cell office:value-type="float" office:value="0.0"/>
          <table:table-cell office:value-type="float" office:value="0.0"/>
          <table:table-cell office:value-type="float" office:value="1788.0"/>
          <table:table-cell office:value-type="float" office:value="728579.0"/>
          <table:table-cell office:value-type="float" office:value="350.0"/>
          <table:table-cell office:value-type="float" office:value="106680.0"/>
          <table:table-cell office:value-type="float" office:value="413117.0"/>
          <table:table-cell office:value-type="float" office:value="1475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8499"/>
          <table:table-cell office:value-type="float" office:value="0.815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350.0"/>
          <table:table-cell office:value-type="float" office:value="106330.0"/>
          <table:table-cell office:value-type="float" office:value="412047.0"/>
          <table:table-cell office:value-type="float" office:value="1365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8.78316"/>
          <table:table-cell office:value-type="float" office:value="6.853"/>
          <table:table-cell office:value-type="float" office:value="6.1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21103.0"/>
          <table:table-cell office:value-type="float" office:value="350.0"/>
          <table:table-cell office:value-type="float" office:value="106680.0"/>
          <table:table-cell office:value-type="float" office:value="413117.0"/>
          <table:table-cell office:value-type="float" office:value="136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4943"/>
          <table:table-cell office:value-type="float" office:value="2.11"/>
          <table:table-cell office:value-type="float" office:value="1.33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4565.0"/>
          <table:table-cell office:value-type="float" office:value="350.0"/>
          <table:table-cell office:value-type="float" office:value="106680.0"/>
          <table:table-cell office:value-type="float" office:value="41311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6024"/>
          <table:table-cell office:value-type="float" office:value="0.74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350.0"/>
          <table:table-cell office:value-type="float" office:value="106330.0"/>
          <table:table-cell office:value-type="float" office:value="412047.0"/>
          <table:table-cell office:value-type="float" office:value="1365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0.998"/>
          <table:table-cell office:value-type="float" office:value="9.045"/>
          <table:table-cell office:value-type="float" office:value="8.32"/>
          <table:table-cell office:value-type="float" office:value="0.0"/>
          <table:table-cell office:value-type="float" office:value="0.0"/>
          <table:table-cell office:value-type="float" office:value="110.0"/>
          <table:table-cell office:value-type="float" office:value="30436.0"/>
          <table:table-cell office:value-type="float" office:value="350.0"/>
          <table:table-cell office:value-type="float" office:value="106680.0"/>
          <table:table-cell office:value-type="float" office:value="413117.0"/>
          <table:table-cell office:value-type="float" office:value="136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2513"/>
          <table:table-cell office:value-type="float" office:value="1.832"/>
          <table:table-cell office:value-type="float" office:value="1.15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986.0"/>
          <table:table-cell office:value-type="float" office:value="350.0"/>
          <table:table-cell office:value-type="float" office:value="106680.0"/>
          <table:table-cell office:value-type="float" office:value="41311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6074"/>
          <table:table-cell office:value-type="float" office:value="0.70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50.0"/>
          <table:table-cell office:value-type="float" office:value="106330.0"/>
          <table:table-cell office:value-type="float" office:value="412047.0"/>
          <table:table-cell office:value-type="float" office:value="1365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35.3695"/>
          <table:table-cell office:value-type="float" office:value="33.456"/>
          <table:table-cell office:value-type="float" office:value="32.69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32807.0"/>
          <table:table-cell office:value-type="float" office:value="350.0"/>
          <table:table-cell office:value-type="float" office:value="106680.0"/>
          <table:table-cell office:value-type="float" office:value="413117.0"/>
          <table:table-cell office:value-type="float" office:value="138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9399"/>
          <table:table-cell office:value-type="float" office:value="1.637"/>
          <table:table-cell office:value-type="float" office:value="0.92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2707.0"/>
          <table:table-cell office:value-type="float" office:value="350.0"/>
          <table:table-cell office:value-type="float" office:value="106680.0"/>
          <table:table-cell office:value-type="float" office:value="41311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0533"/>
          <table:table-cell office:value-type="float" office:value="0.7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50.0"/>
          <table:table-cell office:value-type="float" office:value="106330.0"/>
          <table:table-cell office:value-type="float" office:value="412047.0"/>
          <table:table-cell office:value-type="float" office:value="1356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5.58689"/>
          <table:table-cell office:value-type="float" office:value="3.714"/>
          <table:table-cell office:value-type="float" office:value="2.92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9838.0"/>
          <table:table-cell office:value-type="float" office:value="350.0"/>
          <table:table-cell office:value-type="float" office:value="106680.0"/>
          <table:table-cell office:value-type="float" office:value="41311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1281"/>
          <table:table-cell office:value-type="float" office:value="1.431"/>
          <table:table-cell office:value-type="float" office:value="0.69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52.0"/>
          <table:table-cell office:value-type="float" office:value="350.0"/>
          <table:table-cell office:value-type="float" office:value="106680.0"/>
          <table:table-cell office:value-type="float" office:value="41311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9348"/>
          <table:table-cell office:value-type="float" office:value="0.73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0.0"/>
          <table:table-cell office:value-type="float" office:value="106330.0"/>
          <table:table-cell office:value-type="float" office:value="412047.0"/>
          <table:table-cell office:value-type="float" office:value="1346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61.8083"/>
          <table:table-cell office:value-type="float" office:value="59.762"/>
          <table:table-cell office:value-type="float" office:value="57.78"/>
          <table:table-cell office:value-type="float" office:value="0.0"/>
          <table:table-cell office:value-type="float" office:value="0.0"/>
          <table:table-cell office:value-type="float" office:value="416.0"/>
          <table:table-cell office:value-type="float" office:value="142542.0"/>
          <table:table-cell office:value-type="float" office:value="700.0"/>
          <table:table-cell office:value-type="float" office:value="301520.0"/>
          <table:table-cell office:value-type="float" office:value="1186223.0"/>
          <table:table-cell office:value-type="float" office:value="2296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3276"/>
          <table:table-cell office:value-type="float" office:value="23.126"/>
          <table:table-cell office:value-type="float" office:value="21.19"/>
          <table:table-cell office:value-type="float" office:value="0.0"/>
          <table:table-cell office:value-type="float" office:value="0.0"/>
          <table:table-cell office:value-type="float" office:value="218.0"/>
          <table:table-cell office:value-type="float" office:value="66316.0"/>
          <table:table-cell office:value-type="float" office:value="700.0"/>
          <table:table-cell office:value-type="float" office:value="301520.0"/>
          <table:table-cell office:value-type="float" office:value="1186223.0"/>
          <table:table-cell office:value-type="float" office:value="231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26486"/>
          <table:table-cell office:value-type="float" office:value="2.138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2.0"/>
          <table:table-cell office:value-type="float" office:value="700.0"/>
          <table:table-cell office:value-type="float" office:value="300820.0"/>
          <table:table-cell office:value-type="float" office:value="1184083.0"/>
          <table:table-cell office:value-type="float" office:value="2309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1.9293"/>
          <table:table-cell office:value-type="float" office:value="9.886"/>
          <table:table-cell office:value-type="float" office:value="7.93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21569.0"/>
          <table:table-cell office:value-type="float" office:value="700.0"/>
          <table:table-cell office:value-type="float" office:value="301520.0"/>
          <table:table-cell office:value-type="float" office:value="1186222.0"/>
          <table:table-cell office:value-type="float" office:value="2298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8745"/>
          <table:table-cell office:value-type="float" office:value="26.685"/>
          <table:table-cell office:value-type="float" office:value="24.75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5717.0"/>
          <table:table-cell office:value-type="float" office:value="700.0"/>
          <table:table-cell office:value-type="float" office:value="301520.0"/>
          <table:table-cell office:value-type="float" office:value="1186222.0"/>
          <table:table-cell office:value-type="float" office:value="2321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0026"/>
          <table:table-cell office:value-type="float" office:value="2.129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5.0"/>
          <table:table-cell office:value-type="float" office:value="700.0"/>
          <table:table-cell office:value-type="float" office:value="300820.0"/>
          <table:table-cell office:value-type="float" office:value="1184082.0"/>
          <table:table-cell office:value-type="float" office:value="2309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3.8626"/>
          <table:table-cell office:value-type="float" office:value="21.651"/>
          <table:table-cell office:value-type="float" office:value="18.04"/>
          <table:table-cell office:value-type="float" office:value="0.0"/>
          <table:table-cell office:value-type="float" office:value="0.0"/>
          <table:table-cell office:value-type="float" office:value="88.0"/>
          <table:table-cell office:value-type="float" office:value="22611.0"/>
          <table:table-cell office:value-type="float" office:value="700.0"/>
          <table:table-cell office:value-type="float" office:value="301520.0"/>
          <table:table-cell office:value-type="float" office:value="1186222.0"/>
          <table:table-cell office:value-type="float" office:value="2321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8061"/>
          <table:table-cell office:value-type="float" office:value="36.562"/>
          <table:table-cell office:value-type="float" office:value="34.54"/>
          <table:table-cell office:value-type="float" office:value="1.0"/>
          <table:table-cell office:value-type="float" office:value="0.0"/>
          <table:table-cell office:value-type="float" office:value="253.0"/>
          <table:table-cell office:value-type="float" office:value="83532.0"/>
          <table:table-cell office:value-type="float" office:value="700.0"/>
          <table:table-cell office:value-type="float" office:value="301520.0"/>
          <table:table-cell office:value-type="float" office:value="1186222.0"/>
          <table:table-cell office:value-type="float" office:value="2321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3914"/>
          <table:table-cell office:value-type="float" office:value="2.199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700.0"/>
          <table:table-cell office:value-type="float" office:value="300820.0"/>
          <table:table-cell office:value-type="float" office:value="1184082.0"/>
          <table:table-cell office:value-type="float" office:value="2309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436.493"/>
          <table:table-cell office:value-type="float" office:value="434.39"/>
          <table:table-cell office:value-type="float" office:value="432.26"/>
          <table:table-cell office:value-type="float" office:value="0.0"/>
          <table:table-cell office:value-type="float" office:value="0.0"/>
          <table:table-cell office:value-type="float" office:value="2258.0"/>
          <table:table-cell office:value-type="float" office:value="1029945.0"/>
          <table:table-cell office:value-type="float" office:value="700.0"/>
          <table:table-cell office:value-type="float" office:value="301520.0"/>
          <table:table-cell office:value-type="float" office:value="1186222.0"/>
          <table:table-cell office:value-type="float" office:value="255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821"/>
          <table:table-cell office:value-type="float" office:value="13.579"/>
          <table:table-cell office:value-type="float" office:value="11.66"/>
          <table:table-cell office:value-type="float" office:value="1.0"/>
          <table:table-cell office:value-type="float" office:value="0.0"/>
          <table:table-cell office:value-type="float" office:value="93.0"/>
          <table:table-cell office:value-type="float" office:value="24486.0"/>
          <table:table-cell office:value-type="float" office:value="700.0"/>
          <table:table-cell office:value-type="float" office:value="301520.0"/>
          <table:table-cell office:value-type="float" office:value="1186222.0"/>
          <table:table-cell office:value-type="float" office:value="231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23585"/>
          <table:table-cell office:value-type="float" office:value="1.931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0.0"/>
          <table:table-cell office:value-type="float" office:value="700.0"/>
          <table:table-cell office:value-type="float" office:value="300820.0"/>
          <table:table-cell office:value-type="float" office:value="1184082.0"/>
          <table:table-cell office:value-type="float" office:value="2328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7.5099"/>
          <table:table-cell office:value-type="float" office:value="15.51"/>
          <table:table-cell office:value-type="float" office:value="13.48"/>
          <table:table-cell office:value-type="float" office:value="0.0"/>
          <table:table-cell office:value-type="float" office:value="0.0"/>
          <table:table-cell office:value-type="float" office:value="115.0"/>
          <table:table-cell office:value-type="float" office:value="29391.0"/>
          <table:table-cell office:value-type="float" office:value="700.0"/>
          <table:table-cell office:value-type="float" office:value="301520.0"/>
          <table:table-cell office:value-type="float" office:value="1186224.0"/>
          <table:table-cell office:value-type="float" office:value="2319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3535"/>
          <table:table-cell office:value-type="float" office:value="16.087"/>
          <table:table-cell office:value-type="float" office:value="14.01"/>
          <table:table-cell office:value-type="float" office:value="1.0"/>
          <table:table-cell office:value-type="float" office:value="0.0"/>
          <table:table-cell office:value-type="float" office:value="124.0"/>
          <table:table-cell office:value-type="float" office:value="34431.0"/>
          <table:table-cell office:value-type="float" office:value="700.0"/>
          <table:table-cell office:value-type="float" office:value="301520.0"/>
          <table:table-cell office:value-type="float" office:value="1186224.0"/>
          <table:table-cell office:value-type="float" office:value="230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59112"/>
          <table:table-cell office:value-type="float" office:value="2.734"/>
          <table:table-cell office:value-type="float" office:value="0.85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82.0"/>
          <table:table-cell office:value-type="float" office:value="700.0"/>
          <table:table-cell office:value-type="float" office:value="300820.0"/>
          <table:table-cell office:value-type="float" office:value="1184084.0"/>
          <table:table-cell office:value-type="float" office:value="2327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2099"/>
          <table:table-cell office:value-type="float" office:value="0.33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40.0"/>
          <table:table-cell office:value-type="float" office:value="33398.0"/>
          <table:table-cell office:value-type="float" office:value="129445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8233"/>
          <table:table-cell office:value-type="float" office:value="0.24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5.0"/>
          <table:table-cell office:value-type="float" office:value="140.0"/>
          <table:table-cell office:value-type="float" office:value="33398.0"/>
          <table:table-cell office:value-type="float" office:value="129445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6082"/>
          <table:table-cell office:value-type="float" office:value="0.24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0.0"/>
          <table:table-cell office:value-type="float" office:value="33258.0"/>
          <table:table-cell office:value-type="float" office:value="129017.0"/>
          <table:table-cell office:value-type="float" office:value="1202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29015"/>
          <table:table-cell office:value-type="float" office:value="0.235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0.0"/>
          <table:table-cell office:value-type="float" office:value="140.0"/>
          <table:table-cell office:value-type="float" office:value="33398.0"/>
          <table:table-cell office:value-type="float" office:value="129445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5267"/>
          <table:table-cell office:value-type="float" office:value="0.323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37.0"/>
          <table:table-cell office:value-type="float" office:value="140.0"/>
          <table:table-cell office:value-type="float" office:value="33398.0"/>
          <table:table-cell office:value-type="float" office:value="129445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063"/>
          <table:table-cell office:value-type="float" office:value="0.24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0.0"/>
          <table:table-cell office:value-type="float" office:value="33258.0"/>
          <table:table-cell office:value-type="float" office:value="129017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19569"/>
          <table:table-cell office:value-type="float" office:value="0.28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40.0"/>
          <table:table-cell office:value-type="float" office:value="33398.0"/>
          <table:table-cell office:value-type="float" office:value="12944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522"/>
          <table:table-cell office:value-type="float" office:value="0.24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40.0"/>
          <table:table-cell office:value-type="float" office:value="33398.0"/>
          <table:table-cell office:value-type="float" office:value="129445.0"/>
          <table:table-cell office:value-type="float" office:value="122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7896"/>
          <table:table-cell office:value-type="float" office:value="0.2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0.0"/>
          <table:table-cell office:value-type="float" office:value="33258.0"/>
          <table:table-cell office:value-type="float" office:value="129017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2144"/>
          <table:table-cell office:value-type="float" office:value="0.27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40.0"/>
          <table:table-cell office:value-type="float" office:value="33398.0"/>
          <table:table-cell office:value-type="float" office:value="129445.0"/>
          <table:table-cell office:value-type="float" office:value="126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4724"/>
          <table:table-cell office:value-type="float" office:value="0.28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40.0"/>
          <table:table-cell office:value-type="float" office:value="33398.0"/>
          <table:table-cell office:value-type="float" office:value="12944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6102"/>
          <table:table-cell office:value-type="float" office:value="0.26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0.0"/>
          <table:table-cell office:value-type="float" office:value="33258.0"/>
          <table:table-cell office:value-type="float" office:value="129017.0"/>
          <table:table-cell office:value-type="float" office:value="1215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21761"/>
          <table:table-cell office:value-type="float" office:value="0.31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40.0"/>
          <table:table-cell office:value-type="float" office:value="33398.0"/>
          <table:table-cell office:value-type="float" office:value="12944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9859"/>
          <table:table-cell office:value-type="float" office:value="0.20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40.0"/>
          <table:table-cell office:value-type="float" office:value="33398.0"/>
          <table:table-cell office:value-type="float" office:value="129445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3836"/>
          <table:table-cell office:value-type="float" office:value="0.2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0.0"/>
          <table:table-cell office:value-type="float" office:value="33258.0"/>
          <table:table-cell office:value-type="float" office:value="129017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